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3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100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-MM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rixDimension</text:p>
          </table:table-cell>
          <table:table-cell office:value-type="string" calcext:value-type="string">
            <text:p>StopCriteria</text:p>
          </table:table-cell>
          <table:table-cell office:value-type="string" calcext:value-type="string">
            <text:p>MM(MatrixMultiplication)</text:p>
          </table:table-cell>
          <table:table-cell office:value-type="string" calcext:value-type="string">
            <text:p>SA(StrassenAlgorithm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705" calcext:value-type="float">
            <text:p>70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708" calcext:value-type="float">
            <text:p>70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707" calcext:value-type="float">
            <text:p>70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708" calcext:value-type="float">
            <text:p>70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5849" calcext:value-type="float">
            <text:p>5849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5853" calcext:value-type="float">
            <text:p>5853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848" calcext:value-type="float">
            <text:p>5848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5904" calcext:value-type="float">
            <text:p>5904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943" calcext:value-type="float">
            <text:p>5943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6152" calcext:value-type="float">
            <text:p>6152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6198" calcext:value-type="float">
            <text:p>6198</text:p>
          </table:table-cell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6240" calcext:value-type="float">
            <text:p>6240</text:p>
          </table:table-cell>
          <table:table-cell office:value-type="float" office:value="22187" calcext:value-type="float">
            <text:p>2218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995" calcext:value-type="float">
            <text:p>54995</text:p>
          </table:table-cell>
          <table:table-cell office:value-type="float" office:value="41095" calcext:value-type="float">
            <text:p>4109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5536" calcext:value-type="float">
            <text:p>65536</text:p>
          </table:table-cell>
          <table:table-cell office:value-type="float" office:value="55355" calcext:value-type="float">
            <text:p>55355</text:p>
          </table:table-cell>
          <table:table-cell office:value-type="float" office:value="35461" calcext:value-type="float">
            <text:p>3546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59240" calcext:value-type="float">
            <text:p>59240</text:p>
          </table:table-cell>
          <table:table-cell office:value-type="float" office:value="29475" calcext:value-type="float">
            <text:p>2947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096" calcext:value-type="float">
            <text:p>4096</text:p>
          </table:table-cell>
          <table:table-cell office:value-type="float" office:value="58184" calcext:value-type="float">
            <text:p>58184</text:p>
          </table:table-cell>
          <table:table-cell office:value-type="float" office:value="26877" calcext:value-type="float">
            <text:p>2687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60395" calcext:value-type="float">
            <text:p>60395</text:p>
          </table:table-cell>
          <table:table-cell office:value-type="float" office:value="25567" calcext:value-type="float">
            <text:p>255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59714" calcext:value-type="float">
            <text:p>59714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5515" calcext:value-type="float">
            <text:p>55515</text:p>
          </table:table-cell>
          <table:table-cell office:value-type="float" office:value="32286" calcext:value-type="float">
            <text:p>3228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office:value-type="float" office:value="55574" calcext:value-type="float">
            <text:p>55574</text:p>
          </table:table-cell>
          <table:table-cell office:value-type="float" office:value="53696" calcext:value-type="float">
            <text:p>5369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54323" calcext:value-type="float">
            <text:p>54323</text:p>
          </table:table-cell>
          <table:table-cell office:value-type="float" office:value="154306" calcext:value-type="float">
            <text:p>154306</text:p>
          </table:table-cell>
        </table:table-row>
      </table:table>
      <table:table table:name="Pivot Table" table:style-name="ta1">
        <table:shapes>
          <draw:frame draw:z-index="0" draw:style-name="gr1" draw:text-style-name="P1" svg:width="15.986cm" svg:height="8.996cm" svg:x="7.411cm" svg:y="0.632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2" table:default-cell-style-name="ce10"/>
        <table:table-column table:style-name="co2" table:default-cell-style-name="ce16"/>
        <table:table-row table:style-name="ro1">
          <table:table-cell table:style-name="Pivot_20_Table_20_Field" office:value-type="string" calcext:value-type="string">
            <text:p>MatrixDimension</text:p>
          </table:table-cell>
          <table:table-cell table:style-name="ce6" office:value-type="string" calcext:value-type="string">
            <text:p>1048576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StopCriteria</text:p>
          </table:table-cell>
          <table:table-cell table:style-name="ce8" office:value-type="string" calcext:value-type="string">
            <text:p>Sum - MM(MatrixMultiplication)</text:p>
          </table:table-cell>
          <table:table-cell table:style-name="ce14" office:value-type="string" calcext:value-type="string">
            <text:p>Sum - SA(StrassenAlgorithm)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54323" calcext:value-type="float">
            <text:p>54323</text:p>
          </table:table-cell>
          <table:table-cell table:style-name="ce15" office:value-type="float" office:value="154306" calcext:value-type="float">
            <text:p>154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74" calcext:value-type="float">
            <text:p>55574</text:p>
          </table:table-cell>
          <table:table-cell office:value-type="float" office:value="53696" calcext:value-type="float">
            <text:p>536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515" calcext:value-type="float">
            <text:p>55515</text:p>
          </table:table-cell>
          <table:table-cell office:value-type="float" office:value="32286" calcext:value-type="float">
            <text:p>322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714" calcext:value-type="float">
            <text:p>59714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395" calcext:value-type="float">
            <text:p>60395</text:p>
          </table:table-cell>
          <table:table-cell office:value-type="float" office:value="25567" calcext:value-type="float">
            <text:p>255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8184" calcext:value-type="float">
            <text:p>58184</text:p>
          </table:table-cell>
          <table:table-cell office:value-type="float" office:value="26877" calcext:value-type="float">
            <text:p>2687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9240" calcext:value-type="float">
            <text:p>59240</text:p>
          </table:table-cell>
          <table:table-cell office:value-type="float" office:value="29475" calcext:value-type="float">
            <text:p>2947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55" calcext:value-type="float">
            <text:p>55355</text:p>
          </table:table-cell>
          <table:table-cell office:value-type="float" office:value="35461" calcext:value-type="float">
            <text:p>3546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11" office:value-type="float" office:value="54995" calcext:value-type="float">
            <text:p>54995</text:p>
          </table:table-cell>
          <table:table-cell table:style-name="ce17" office:value-type="float" office:value="41095" calcext:value-type="float">
            <text:p>4109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513295" calcext:value-type="float">
            <text:p>513295</text:p>
          </table:table-cell>
          <table:table-cell table:style-name="ce18" office:value-type="float" office:value="425562" calcext:value-type="float">
            <text:p>425562</text:p>
          </table:table-cell>
        </table:table-row>
      </table:table>
      <table:named-expressions/>
      <table:data-pilot-tables>
        <table:data-pilot-table table:name="DataPilot1" table:application-data="" table:target-range-address="'Pivot Table'.A1:'Pivot Table'.C14" table:buttons="'Pivot Table'.A1 'Pivot Table'.A4 'Pivot Table'.B3" table:show-filter-button="false" table:drill-down-on-double-click="false">
          <table:source-cell-range table:cell-range-address="'SA-MM comparison'.A1:'SA-MM comparison'.D40"/>
          <table:data-pilot-field table:source-field-name="StopCriteria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  <table:data-pilot-member table:name="65536" table:display="true" table:show-details="true"/>
                <table:data-pilot-member table:name="2621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rixDimension" table:orientation="page" table:used-hierarchy="0" table:function="auto" loext:ignore-selected-page="true" table:selected-page="1048576">
            <table:data-pilot-level table:show-empty="false" calcext:repeat-item-labels="false">
              <table:data-pilot-members>
                <table:data-pilot-member table:name="1024" table:display="false" table:show-details="true"/>
                <table:data-pilot-member table:name="4096" table:display="false" table:show-details="true"/>
                <table:data-pilot-member table:name="16384" table:display="false" table:show-details="true"/>
                <table:data-pilot-member table:name="65536" table:display="false" table:show-details="true"/>
                <table:data-pilot-member table:name="262144" table:display="false" table:show-details="true"/>
                <table:data-pilot-member table:name="10485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M(MatrixMultiplication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5848" table:display="true" table:show-details="true"/>
                <table:data-pilot-member table:name="5849" table:display="true" table:show-details="true"/>
                <table:data-pilot-member table:name="5853" table:display="true" table:show-details="true"/>
                <table:data-pilot-member table:name="5904" table:display="true" table:show-details="true"/>
                <table:data-pilot-member table:name="5943" table:display="true" table:show-details="true"/>
                <table:data-pilot-member table:name="6152" table:display="true" table:show-details="true"/>
                <table:data-pilot-member table:name="6198" table:display="true" table:show-details="true"/>
                <table:data-pilot-member table:name="6240" table:display="true" table:show-details="true"/>
                <table:data-pilot-member table:name="54323" table:display="true" table:show-details="true"/>
                <table:data-pilot-member table:name="54995" table:display="true" table:show-details="true"/>
                <table:data-pilot-member table:name="55355" table:display="true" table:show-details="true"/>
                <table:data-pilot-member table:name="55515" table:display="true" table:show-details="true"/>
                <table:data-pilot-member table:name="55574" table:display="true" table:show-details="true"/>
                <table:data-pilot-member table:name="58184" table:display="true" table:show-details="true"/>
                <table:data-pilot-member table:name="59240" table:display="true" table:show-details="true"/>
                <table:data-pilot-member table:name="59714" table:display="true" table:show-details="true"/>
                <table:data-pilot-member table:name="603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(StrassenAlgorithm)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21" table:display="true" table:show-details="true"/>
                <table:data-pilot-member table:name="63" table:display="true" table:show-details="true"/>
                <table:data-pilot-member table:name="71" table:display="true" table:show-details="true"/>
                <table:data-pilot-member table:name="75" table:display="true" table:show-details="true"/>
                <table:data-pilot-member table:name="90" table:display="true" table:show-details="true"/>
                <table:data-pilot-member table:name="152" table:display="true" table:show-details="true"/>
                <table:data-pilot-member table:name="444" table:display="true" table:show-details="true"/>
                <table:data-pilot-member table:name="511" table:display="true" table:show-details="true"/>
                <table:data-pilot-member table:name="531" table:display="true" table:show-details="true"/>
                <table:data-pilot-member table:name="538" table:display="true" table:show-details="true"/>
                <table:data-pilot-member table:name="594" table:display="true" table:show-details="true"/>
                <table:data-pilot-member table:name="644" table:display="true" table:show-details="true"/>
                <table:data-pilot-member table:name="1061" table:display="true" table:show-details="true"/>
                <table:data-pilot-member table:name="3093" table:display="true" table:show-details="true"/>
                <table:data-pilot-member table:name="3702" table:display="true" table:show-details="true"/>
                <table:data-pilot-member table:name="3838" table:display="true" table:show-details="true"/>
                <table:data-pilot-member table:name="3880" table:display="true" table:show-details="true"/>
                <table:data-pilot-member table:name="4197" table:display="true" table:show-details="true"/>
                <table:data-pilot-member table:name="4593" table:display="true" table:show-details="true"/>
                <table:data-pilot-member table:name="4975" table:display="true" table:show-details="true"/>
                <table:data-pilot-member table:name="7671" table:display="true" table:show-details="true"/>
                <table:data-pilot-member table:name="22187" table:display="true" table:show-details="true"/>
                <table:data-pilot-member table:name="25567" table:display="true" table:show-details="true"/>
                <table:data-pilot-member table:name="26799" table:display="true" table:show-details="true"/>
                <table:data-pilot-member table:name="26877" table:display="true" table:show-details="true"/>
                <table:data-pilot-member table:name="29475" table:display="true" table:show-details="true"/>
                <table:data-pilot-member table:name="32286" table:display="true" table:show-details="true"/>
                <table:data-pilot-member table:name="35461" table:display="true" table:show-details="true"/>
                <table:data-pilot-member table:name="41095" table:display="true" table:show-details="true"/>
                <table:data-pilot-member table:name="53696" table:display="true" table:show-details="true"/>
                <table:data-pilot-member table:name="1543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20:53:48.013712870</meta:creation-date>
    <dc:date>2024-12-08T20:33:34.253711963</dc:date>
    <meta:editing-duration>PT3M46S</meta:editing-duration>
    <meta:editing-cycles>1</meta:editing-cycles>
    <meta:generator>LibreOffice/6.4.7.2$Linux_X86_64 LibreOffice_project/40$Build-2</meta:generator>
    <meta:document-statistic meta:table-count="2" meta:cell-count="1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loext:data-pilot-source="DataPilot1" chart:class="chart:scatter" chart:style-name="ch1">
        <chart:legend chart:legend-position="end" svg:x="9.854cm" svg:y="2.949cm" style:legend-expansion="high" chart:style-name="ch2"/>
        <chart:plot-area chart:style-name="ch3" table:cell-range-address="PivotChart" chart:data-source-has-labels="column" svg:x="0.319cm" svg:y="1.079cm" svg:width="9.216cm" svg:height="6.839cm">
          <chartooo:coordinate-region svg:x="1.496cm" svg:y="1.279cm" svg:width="7.667cm" svg:height="5.992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scatter">
            <chart:data-point chart:repeated="9"/>
          </chart:series>
          <chart:series chart:style-name="ch7" chart:values-cell-range-address="PT@data 1" chart:label-cell-address="PT@label 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MM(MatrixMultiplication)</text:p>
                <draw:g>
                  <svg:desc>PT@label 0</svg:desc>
                </draw:g>
              </table:table-cell>
              <table:table-cell office:value-type="string">
                <text:p>Sum - SA(StrassenAlgorithm)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PT@categories</svg:desc>
                </draw:g>
              </table:table-cell>
              <table:table-cell office:value-type="float" office:value="54323">
                <text:p>54323</text:p>
                <draw:g>
                  <svg:desc>PT@data 0</svg:desc>
                </draw:g>
              </table:table-cell>
              <table:table-cell office:value-type="float" office:value="154306">
                <text:p>15430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574">
                <text:p>55574</text:p>
              </table:table-cell>
              <table:table-cell office:value-type="float" office:value="53696">
                <text:p>53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515">
                <text:p>55515</text:p>
              </table:table-cell>
              <table:table-cell office:value-type="float" office:value="32286">
                <text:p>32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714">
                <text:p>59714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395">
                <text:p>60395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8184">
                <text:p>58184</text:p>
              </table:table-cell>
              <table:table-cell office:value-type="float" office:value="26877">
                <text:p>26877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9240">
                <text:p>59240</text:p>
              </table:table-cell>
              <table:table-cell office:value-type="float" office:value="29475">
                <text:p>2947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55355">
                <text:p>55355</text:p>
              </table:table-cell>
              <table:table-cell office:value-type="float" office:value="35461">
                <text:p>35461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54995">
                <text:p>54995</text:p>
              </table:table-cell>
              <table:table-cell office:value-type="float" office:value="41095">
                <text:p>4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